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97mm"/>
    </style:style>
    <style:style style:name="co2" style:family="table-column">
      <style:table-column-properties fo:break-before="auto" style:column-width="55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ÁREA_BAIRROS_SEPARADAMENTE_201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E</text:p>
          </table:table-cell>
          <table:table-cell table:style-name="ce1" office:value-type="string" calcext:value-type="string">
            <text:p><text:s text:c="33"/>ÁREA_M2</text:p>
          </table:table-cell>
        </table:table-row>
        <table:table-row table:style-name="ro1">
          <table:table-cell office:value-type="string" calcext:value-type="string">
            <text:p>ABELARDO F. MACHADO</text:p>
          </table:table-cell>
          <table:table-cell office:value-type="float" office:value="335818.932" calcext:value-type="float">
            <text:p>335818,932</text:p>
          </table:table-cell>
        </table:table-row>
        <table:table-row table:style-name="ro1">
          <table:table-cell office:value-type="string" calcext:value-type="string">
            <text:p>AEROPORTO</text:p>
          </table:table-cell>
          <table:table-cell office:value-type="float" office:value="2311126.929" calcext:value-type="float">
            <text:p>2311126,929</text:p>
          </table:table-cell>
        </table:table-row>
        <table:table-row table:style-name="ro1">
          <table:table-cell office:value-type="string" calcext:value-type="string">
            <text:p>AGOSTINHO SIMONATO</text:p>
          </table:table-cell>
          <table:table-cell office:value-type="float" office:value="356065.195" calcext:value-type="float">
            <text:p>356065,195</text:p>
          </table:table-cell>
        </table:table-row>
        <table:table-row table:style-name="ro1">
          <table:table-cell office:value-type="string" calcext:value-type="string">
            <text:p>ALTO AMARELO</text:p>
          </table:table-cell>
          <table:table-cell office:value-type="float" office:value="651477.506" calcext:value-type="float">
            <text:p>651477,506</text:p>
          </table:table-cell>
        </table:table-row>
        <table:table-row table:style-name="ro1">
          <table:table-cell office:value-type="string" calcext:value-type="string">
            <text:p>ALTO INDEPENDÊNCIA</text:p>
          </table:table-cell>
          <table:table-cell office:value-type="float" office:value="239734.079" calcext:value-type="float">
            <text:p>239734,079</text:p>
          </table:table-cell>
        </table:table-row>
        <table:table-row table:style-name="ro1">
          <table:table-cell office:value-type="string" calcext:value-type="string">
            <text:p>ALTO MONTE CRISTO</text:p>
          </table:table-cell>
          <table:table-cell office:value-type="float" office:value="220871.965" calcext:value-type="float">
            <text:p>220871,965</text:p>
          </table:table-cell>
        </table:table-row>
        <table:table-row table:style-name="ro1">
          <table:table-cell office:value-type="string" calcext:value-type="string">
            <text:p>ALTO NOVO PARQUE</text:p>
          </table:table-cell>
          <table:table-cell office:value-type="float" office:value="110746.392" calcext:value-type="float">
            <text:p>110746,392</text:p>
          </table:table-cell>
        </table:table-row>
        <table:table-row table:style-name="ro1">
          <table:table-cell office:value-type="string" calcext:value-type="string">
            <text:p>ALTO UNIÃO</text:p>
          </table:table-cell>
          <table:table-cell office:value-type="float" office:value="257760.687" calcext:value-type="float">
            <text:p>257760,687</text:p>
          </table:table-cell>
        </table:table-row>
        <table:table-row table:style-name="ro1">
          <table:table-cell office:value-type="string" calcext:value-type="string">
            <text:p>AMARAL</text:p>
          </table:table-cell>
          <table:table-cell office:value-type="float" office:value="229215.542" calcext:value-type="float">
            <text:p>229215,542</text:p>
          </table:table-cell>
        </table:table-row>
        <table:table-row table:style-name="ro1">
          <table:table-cell office:value-type="string" calcext:value-type="string">
            <text:p>AMARELO</text:p>
          </table:table-cell>
          <table:table-cell office:value-type="float" office:value="240598.101" calcext:value-type="float">
            <text:p>240598,101</text:p>
          </table:table-cell>
        </table:table-row>
        <table:table-row table:style-name="ro1">
          <table:table-cell office:value-type="string" calcext:value-type="string">
            <text:p>AQUIDABAN</text:p>
          </table:table-cell>
          <table:table-cell office:value-type="float" office:value="387065.475" calcext:value-type="float">
            <text:p>387065,475</text:p>
          </table:table-cell>
        </table:table-row>
        <table:table-row table:style-name="ro1">
          <table:table-cell office:value-type="string" calcext:value-type="string">
            <text:p>ARARIGUABA</text:p>
          </table:table-cell>
          <table:table-cell office:value-type="float" office:value="534595.751" calcext:value-type="float">
            <text:p>534595,751</text:p>
          </table:table-cell>
        </table:table-row>
        <table:table-row table:style-name="ro1">
          <table:table-cell office:value-type="string" calcext:value-type="string">
            <text:p>BAIMINAS</text:p>
          </table:table-cell>
          <table:table-cell office:value-type="float" office:value="275604.465" calcext:value-type="float">
            <text:p>275604,465</text:p>
          </table:table-cell>
        </table:table-row>
        <table:table-row table:style-name="ro1">
          <table:table-cell office:value-type="string" calcext:value-type="string">
            <text:p>BASILÉIA</text:p>
          </table:table-cell>
          <table:table-cell office:value-type="float" office:value="233851.451" calcext:value-type="float">
            <text:p>233851,451</text:p>
          </table:table-cell>
        </table:table-row>
        <table:table-row table:style-name="ro1">
          <table:table-cell office:value-type="string" calcext:value-type="string">
            <text:p>BELA VISTA</text:p>
          </table:table-cell>
          <table:table-cell office:value-type="float" office:value="220739.567" calcext:value-type="float">
            <text:p>220739,567</text:p>
          </table:table-cell>
        </table:table-row>
        <table:table-row table:style-name="ro1">
          <table:table-cell office:value-type="string" calcext:value-type="string">
            <text:p>BOA ESPERANÇA</text:p>
          </table:table-cell>
          <table:table-cell office:value-type="float" office:value="277610.839" calcext:value-type="float">
            <text:p>277610,839</text:p>
          </table:table-cell>
        </table:table-row>
        <table:table-row table:style-name="ro1">
          <table:table-cell office:value-type="string" calcext:value-type="string">
            <text:p>BOA VISTA</text:p>
          </table:table-cell>
          <table:table-cell office:value-type="float" office:value="500537.915" calcext:value-type="float">
            <text:p>500537,915</text:p>
          </table:table-cell>
        </table:table-row>
        <table:table-row table:style-name="ro1">
          <table:table-cell office:value-type="string" calcext:value-type="string">
            <text:p>BOM PASTOR</text:p>
          </table:table-cell>
          <table:table-cell office:value-type="float" office:value="121083.995" calcext:value-type="float">
            <text:p>121083,995</text:p>
          </table:table-cell>
        </table:table-row>
        <table:table-row table:style-name="ro1">
          <table:table-cell office:value-type="string" calcext:value-type="string">
            <text:p>CAIÇARA</text:p>
          </table:table-cell>
          <table:table-cell office:value-type="float" office:value="221140.59" calcext:value-type="float">
            <text:p>221140,59</text:p>
          </table:table-cell>
        </table:table-row>
        <table:table-row table:style-name="ro1">
          <table:table-cell office:value-type="string" calcext:value-type="string">
            <text:p>CAMPO DA LEOPOLDINA</text:p>
          </table:table-cell>
          <table:table-cell office:value-type="float" office:value="1033427.388" calcext:value-type="float">
            <text:p>1033427,388</text:p>
          </table:table-cell>
        </table:table-row>
        <table:table-row table:style-name="ro1">
          <table:table-cell office:value-type="string" calcext:value-type="string">
            <text:p>CENTRAL PARQUE</text:p>
          </table:table-cell>
          <table:table-cell office:value-type="float" office:value="682046.711" calcext:value-type="float">
            <text:p>682046,711</text:p>
          </table:table-cell>
        </table:table-row>
        <table:table-row table:style-name="ro1">
          <table:table-cell office:value-type="string" calcext:value-type="string">
            <text:p>CENTRO</text:p>
          </table:table-cell>
          <table:table-cell office:value-type="float" office:value="349658.943" calcext:value-type="float">
            <text:p>349658,943</text:p>
          </table:table-cell>
        </table:table-row>
        <table:table-row table:style-name="ro1">
          <table:table-cell office:value-type="string" calcext:value-type="string">
            <text:p>CORAMARA</text:p>
          </table:table-cell>
          <table:table-cell office:value-type="float" office:value="905330.178" calcext:value-type="float">
            <text:p>905330,178</text:p>
          </table:table-cell>
        </table:table-row>
        <table:table-row table:style-name="ro1">
          <table:table-cell office:value-type="string" calcext:value-type="string">
            <text:p>CORONEL BORGES</text:p>
          </table:table-cell>
          <table:table-cell office:value-type="float" office:value="3394681.382" calcext:value-type="float">
            <text:p>3394681,382</text:p>
          </table:table-cell>
        </table:table-row>
        <table:table-row table:style-name="ro1">
          <table:table-cell office:value-type="string" calcext:value-type="string">
            <text:p>PRESID. ARTHUR COSTA E SILVA</text:p>
          </table:table-cell>
          <table:table-cell office:value-type="float" office:value="307659.607" calcext:value-type="float">
            <text:p>307659,607</text:p>
          </table:table-cell>
        </table:table-row>
        <table:table-row table:style-name="ro1">
          <table:table-cell office:value-type="string" calcext:value-type="string">
            <text:p>DR. GILSON CARONE</text:p>
          </table:table-cell>
          <table:table-cell office:value-type="float" office:value="530758.771" calcext:value-type="float">
            <text:p>530758,771</text:p>
          </table:table-cell>
        </table:table-row>
        <table:table-row table:style-name="ro1">
          <table:table-cell office:value-type="string" calcext:value-type="string">
            <text:p>ESTELITA COLEHO MARINS</text:p>
          </table:table-cell>
          <table:table-cell office:value-type="float" office:value="109523.653" calcext:value-type="float">
            <text:p>109523,653</text:p>
          </table:table-cell>
        </table:table-row>
        <table:table-row table:style-name="ro1">
          <table:table-cell office:value-type="string" calcext:value-type="string">
            <text:p>FERROVIÁRIOS</text:p>
          </table:table-cell>
          <table:table-cell office:value-type="float" office:value="188358.594" calcext:value-type="float">
            <text:p>188358,594</text:p>
          </table:table-cell>
        </table:table-row>
        <table:table-row table:style-name="ro1">
          <table:table-cell office:value-type="string" calcext:value-type="string">
            <text:p>FÉ E RAÇA</text:p>
          </table:table-cell>
          <table:table-cell office:value-type="float" office:value="157735.933" calcext:value-type="float">
            <text:p>157735,933</text:p>
          </table:table-cell>
        </table:table-row>
        <table:table-row table:style-name="ro1">
          <table:table-cell office:value-type="string" calcext:value-type="string">
            <text:p>DR. GILBERTO MALHADO</text:p>
          </table:table-cell>
          <table:table-cell office:value-type="float" office:value="486496.798" calcext:value-type="float">
            <text:p>486496,798</text:p>
          </table:table-cell>
        </table:table-row>
        <table:table-row table:style-name="ro1">
          <table:table-cell office:value-type="string" calcext:value-type="string">
            <text:p>GUANDU</text:p>
          </table:table-cell>
          <table:table-cell office:value-type="float" office:value="125455.795" calcext:value-type="float">
            <text:p>125455,795</text:p>
          </table:table-cell>
        </table:table-row>
        <table:table-row table:style-name="ro1">
          <table:table-cell office:value-type="string" calcext:value-type="string">
            <text:p>IBC</text:p>
          </table:table-cell>
          <table:table-cell office:value-type="float" office:value="490277.855" calcext:value-type="float">
            <text:p>490277,855</text:p>
          </table:table-cell>
        </table:table-row>
        <table:table-row table:style-name="ro1">
          <table:table-cell office:value-type="string" calcext:value-type="string">
            <text:p>IBITIQUARA</text:p>
          </table:table-cell>
          <table:table-cell office:value-type="float" office:value="221082.617" calcext:value-type="float">
            <text:p>221082,617</text:p>
          </table:table-cell>
        </table:table-row>
        <table:table-row table:style-name="ro1">
          <table:table-cell office:value-type="string" calcext:value-type="string">
            <text:p>INDEPENDÊNCIA</text:p>
          </table:table-cell>
          <table:table-cell office:value-type="float" office:value="571678.319" calcext:value-type="float">
            <text:p>571678,319</text:p>
          </table:table-cell>
        </table:table-row>
        <table:table-row table:style-name="ro1">
          <table:table-cell office:value-type="string" calcext:value-type="string">
            <text:p>JARDIM AMÉRICA</text:p>
          </table:table-cell>
          <table:table-cell office:value-type="float" office:value="139310.978" calcext:value-type="float">
            <text:p>139310,978</text:p>
          </table:table-cell>
        </table:table-row>
        <table:table-row table:style-name="ro1">
          <table:table-cell office:value-type="string" calcext:value-type="string">
            <text:p>JARDIM ITAPEMIRIM</text:p>
          </table:table-cell>
          <table:table-cell office:value-type="float" office:value="1286402.343" calcext:value-type="float">
            <text:p>1286402,343</text:p>
          </table:table-cell>
        </table:table-row>
        <table:table-row table:style-name="ro1">
          <table:table-cell office:value-type="string" calcext:value-type="string">
            <text:p>DR. LUIZ TINOCO DA FONSECA</text:p>
          </table:table-cell>
          <table:table-cell office:value-type="float" office:value="302854.603" calcext:value-type="float">
            <text:p>302854,603</text:p>
          </table:table-cell>
        </table:table-row>
        <table:table-row table:style-name="ro1">
          <table:table-cell office:value-type="string" calcext:value-type="string">
            <text:p>MARBRASA</text:p>
          </table:table-cell>
          <table:table-cell office:value-type="float" office:value="2118219.282" calcext:value-type="float">
            <text:p>2118219,282</text:p>
          </table:table-cell>
        </table:table-row>
        <table:table-row table:style-name="ro1">
          <table:table-cell office:value-type="string" calcext:value-type="string">
            <text:p>MARIA ORTIZ</text:p>
          </table:table-cell>
          <table:table-cell office:value-type="float" office:value="255128.61" calcext:value-type="float">
            <text:p>255128,61</text:p>
          </table:table-cell>
        </table:table-row>
        <table:table-row table:style-name="ro1">
          <table:table-cell office:value-type="string" calcext:value-type="string">
            <text:p>MONTE BELO</text:p>
          </table:table-cell>
          <table:table-cell office:value-type="float" office:value="449718.469" calcext:value-type="float">
            <text:p>449718,469</text:p>
          </table:table-cell>
        </table:table-row>
        <table:table-row table:style-name="ro1">
          <table:table-cell office:value-type="string" calcext:value-type="string">
            <text:p>MONTE CRISTO</text:p>
          </table:table-cell>
          <table:table-cell office:value-type="float" office:value="173923.33" calcext:value-type="float">
            <text:p>173923,33</text:p>
          </table:table-cell>
        </table:table-row>
        <table:table-row table:style-name="ro1">
          <table:table-cell office:value-type="string" calcext:value-type="string">
            <text:p>NOSSA SENHORA APARECIDA</text:p>
          </table:table-cell>
          <table:table-cell office:value-type="float" office:value="400779.189" calcext:value-type="float">
            <text:p>400779,189</text:p>
          </table:table-cell>
        </table:table-row>
        <table:table-row table:style-name="ro1">
          <table:table-cell office:value-type="string" calcext:value-type="string">
            <text:p>NOSSA SENHORA DA GLÓRIA</text:p>
          </table:table-cell>
          <table:table-cell office:value-type="float" office:value="192024.666" calcext:value-type="float">
            <text:p>192024,666</text:p>
          </table:table-cell>
        </table:table-row>
        <table:table-row table:style-name="ro1">
          <table:table-cell office:value-type="string" calcext:value-type="string">
            <text:p>NOSSA SENHORA DA PENHA</text:p>
          </table:table-cell>
          <table:table-cell office:value-type="float" office:value="131928.903" calcext:value-type="float">
            <text:p>131928,903</text:p>
          </table:table-cell>
        </table:table-row>
        <table:table-row table:style-name="ro1">
          <table:table-cell office:value-type="string" calcext:value-type="string">
            <text:p>NOSSA SENHORA DE FÁTIMA</text:p>
          </table:table-cell>
          <table:table-cell office:value-type="float" office:value="291841.544" calcext:value-type="float">
            <text:p>291841,544</text:p>
          </table:table-cell>
        </table:table-row>
        <table:table-row table:style-name="ro1">
          <table:table-cell office:value-type="string" calcext:value-type="string">
            <text:p>NOVA BRASÍLIA</text:p>
          </table:table-cell>
          <table:table-cell office:value-type="float" office:value="78527.498" calcext:value-type="float">
            <text:p>78527,498</text:p>
          </table:table-cell>
        </table:table-row>
        <table:table-row table:style-name="ro1">
          <table:table-cell office:value-type="string" calcext:value-type="string">
            <text:p>NOVO PARQUE</text:p>
          </table:table-cell>
          <table:table-cell office:value-type="float" office:value="366491.356" calcext:value-type="float">
            <text:p>366491,356</text:p>
          </table:table-cell>
        </table:table-row>
        <table:table-row table:style-name="ro1">
          <table:table-cell office:value-type="string" calcext:value-type="string">
            <text:p>OTTON MARINS</text:p>
          </table:table-cell>
          <table:table-cell office:value-type="float" office:value="139452.715" calcext:value-type="float">
            <text:p>139452,715</text:p>
          </table:table-cell>
        </table:table-row>
        <table:table-row table:style-name="ro1">
          <table:table-cell office:value-type="string" calcext:value-type="string">
            <text:p>PARAÍSO</text:p>
          </table:table-cell>
          <table:table-cell office:value-type="float" office:value="976599.683" calcext:value-type="float">
            <text:p>976599,683</text:p>
          </table:table-cell>
        </table:table-row>
        <table:table-row table:style-name="ro1">
          <table:table-cell office:value-type="string" calcext:value-type="string">
            <text:p>PARQUE LARANJEIRAS</text:p>
          </table:table-cell>
          <table:table-cell office:value-type="float" office:value="489840.425" calcext:value-type="float">
            <text:p>489840,425</text:p>
          </table:table-cell>
        </table:table-row>
        <table:table-row table:style-name="ro1">
          <table:table-cell office:value-type="string" calcext:value-type="string">
            <text:p>ILHA DA LUZ</text:p>
          </table:table-cell>
          <table:table-cell office:value-type="float" office:value="142182.426" calcext:value-type="float">
            <text:p>142182,426</text:p>
          </table:table-cell>
        </table:table-row>
        <table:table-row table:style-name="ro1">
          <table:table-cell office:value-type="string" calcext:value-type="string">
            <text:p>RECANTO</text:p>
          </table:table-cell>
          <table:table-cell office:value-type="float" office:value="333539.188" calcext:value-type="float">
            <text:p>333539,188</text:p>
          </table:table-cell>
        </table:table-row>
        <table:table-row table:style-name="ro1">
          <table:table-cell office:value-type="string" calcext:value-type="string">
            <text:p>RUBEM BRAGA</text:p>
          </table:table-cell>
          <table:table-cell office:value-type="float" office:value="410374.288" calcext:value-type="float">
            <text:p>410374,288</text:p>
          </table:table-cell>
        </table:table-row>
        <table:table-row table:style-name="ro1">
          <table:table-cell office:value-type="string" calcext:value-type="string">
            <text:p>RUI PINTO BANDEIRA</text:p>
          </table:table-cell>
          <table:table-cell office:value-type="float" office:value="856340.676" calcext:value-type="float">
            <text:p>856340,676</text:p>
          </table:table-cell>
        </table:table-row>
        <table:table-row table:style-name="ro1">
          <table:table-cell office:value-type="string" calcext:value-type="string">
            <text:p>SANTA CECÍLIA</text:p>
          </table:table-cell>
          <table:table-cell office:value-type="float" office:value="532368.905" calcext:value-type="float">
            <text:p>532368,905</text:p>
          </table:table-cell>
        </table:table-row>
        <table:table-row table:style-name="ro1">
          <table:table-cell office:value-type="string" calcext:value-type="string">
            <text:p>SANTA HELENA</text:p>
          </table:table-cell>
          <table:table-cell office:value-type="float" office:value="140660.361" calcext:value-type="float">
            <text:p>140660,361</text:p>
          </table:table-cell>
        </table:table-row>
        <table:table-row table:style-name="ro1">
          <table:table-cell office:value-type="string" calcext:value-type="string">
            <text:p>SANTO ANTÔNIO</text:p>
          </table:table-cell>
          <table:table-cell office:value-type="float" office:value="245167.904" calcext:value-type="float">
            <text:p>245167,904</text:p>
          </table:table-cell>
        </table:table-row>
        <table:table-row table:style-name="ro1">
          <table:table-cell office:value-type="string" calcext:value-type="string">
            <text:p>SUMARÉ</text:p>
          </table:table-cell>
          <table:table-cell office:value-type="float" office:value="168023.514" calcext:value-type="float">
            <text:p>168023,514</text:p>
          </table:table-cell>
        </table:table-row>
        <table:table-row table:style-name="ro1">
          <table:table-cell office:value-type="string" calcext:value-type="string">
            <text:p>SÃO FRANCISCO DE ASSIS</text:p>
          </table:table-cell>
          <table:table-cell office:value-type="float" office:value="474461.192" calcext:value-type="float">
            <text:p>474461,192</text:p>
          </table:table-cell>
        </table:table-row>
        <table:table-row table:style-name="ro1">
          <table:table-cell office:value-type="string" calcext:value-type="string">
            <text:p>SÃO GERALDO</text:p>
          </table:table-cell>
          <table:table-cell office:value-type="float" office:value="1453125.082" calcext:value-type="float">
            <text:p>1453125,082</text:p>
          </table:table-cell>
        </table:table-row>
        <table:table-row table:style-name="ro1">
          <table:table-cell office:value-type="string" calcext:value-type="string">
            <text:p>SÃO LUCAS</text:p>
          </table:table-cell>
          <table:table-cell office:value-type="float" office:value="1307711.098" calcext:value-type="float">
            <text:p>1307711,098</text:p>
          </table:table-cell>
        </table:table-row>
        <table:table-row table:style-name="ro1">
          <table:table-cell office:value-type="string" calcext:value-type="string">
            <text:p>SÃO LUIZ GONZAGA</text:p>
          </table:table-cell>
          <table:table-cell office:value-type="float" office:value="598189.683" calcext:value-type="float">
            <text:p>598189,683</text:p>
          </table:table-cell>
        </table:table-row>
        <table:table-row table:style-name="ro1">
          <table:table-cell office:value-type="string" calcext:value-type="string">
            <text:p>TEIXEIRA LEITE</text:p>
          </table:table-cell>
          <table:table-cell office:value-type="float" office:value="682391.562" calcext:value-type="float">
            <text:p>682391,562</text:p>
          </table:table-cell>
        </table:table-row>
        <table:table-row table:style-name="ro1">
          <table:table-cell office:value-type="string" calcext:value-type="string">
            <text:p>VALDIR FURT AMORIN</text:p>
          </table:table-cell>
          <table:table-cell office:value-type="float" office:value="685735.351" calcext:value-type="float">
            <text:p>685735,351</text:p>
          </table:table-cell>
        </table:table-row>
        <table:table-row table:style-name="ro1">
          <table:table-cell office:value-type="string" calcext:value-type="string">
            <text:p>VALÃO</text:p>
          </table:table-cell>
          <table:table-cell office:value-type="float" office:value="865902.1" calcext:value-type="float">
            <text:p>865902,1</text:p>
          </table:table-cell>
        </table:table-row>
        <table:table-row table:style-name="ro1">
          <table:table-cell office:value-type="string" calcext:value-type="string">
            <text:p>VILA RICA</text:p>
          </table:table-cell>
          <table:table-cell office:value-type="float" office:value="899322.43" calcext:value-type="float">
            <text:p>899322,43</text:p>
          </table:table-cell>
        </table:table-row>
        <table:table-row table:style-name="ro1">
          <table:table-cell office:value-type="string" calcext:value-type="string">
            <text:p>VILAGE DA LUZ</text:p>
          </table:table-cell>
          <table:table-cell office:value-type="float" office:value="505809.448" calcext:value-type="float">
            <text:p>505809,448</text:p>
          </table:table-cell>
        </table:table-row>
        <table:table-row table:style-name="ro1">
          <table:table-cell office:value-type="string" calcext:value-type="string">
            <text:p>ZUMBI</text:p>
          </table:table-cell>
          <table:table-cell office:value-type="float" office:value="657302.781" calcext:value-type="float">
            <text:p>657302,781</text:p>
          </table:table-cell>
        </table:table-row>
        <table:table-row table:style-name="ro1">
          <table:table-cell office:value-type="string" calcext:value-type="string">
            <text:p>ÁLVARO TAVARES (UNIÃO)</text:p>
          </table:table-cell>
          <table:table-cell office:value-type="float" office:value="305263.237" calcext:value-type="float">
            <text:p>305263,237</text:p>
          </table:table-cell>
        </table:table-row>
      </table:table>
      <table:named-expressions/>
      <table:database-ranges>
        <table:database-range table:name="__Anonymous_DB__1" table:target-range-address="ÁREA_BAIRROS_SEPARADAMENTE_2018.B2:ÁREA_BAIRROS_SEPARADAMENTE_2018.B7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5:12:27.23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12-12T15:43:59.466000000</meta:print-date>
    <dc:date>2020-11-25T15:17:47.852000000</dc:date>
    <meta:editing-duration>PT22M44S</meta:editing-duration>
    <meta:editing-cycles>4</meta:editing-cycles>
    <meta:generator>LibreOffice/6.2.6.2$Windows_X86_64 LibreOffice_project/684e730861356e74889dfe6dbddd3562aae2e6ad</meta:generator>
    <meta:document-statistic meta:table-count="1" meta:cell-count="140" meta:object-count="0"/>
  </office:meta>
</office:document-meta>
</file>